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weight="bold" style:font-weight-asian="bold" style:font-weight-complex="bold"/>
    </style:style>
    <style:style style:name="P39" style:family="paragraph" style:parent-style-name="Standard">
      <style:text-properties fo:font-weight="bold" officeooo:paragraph-rsid="0082e708" style:font-weight-asian="bold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fo:font-weight="normal" officeooo:rsid="0080419d" style:font-weight-asian="normal" style:font-weight-complex="normal"/>
    </style:style>
    <style:style style:name="T15" style:family="text">
      <style:text-properties fo:font-weight="normal" officeooo:rsid="00807b4e" style:font-weight-asian="normal" style:font-weight-complex="normal"/>
    </style:style>
    <style:style style:name="T16" style:family="text">
      <style:text-properties fo:font-weight="normal" officeooo:rsid="0080c1e8" style:font-weight-asian="normal" style:font-weight-complex="normal"/>
    </style:style>
    <style:style style:name="T17" style:family="text">
      <style:text-properties fo:font-weight="normal" officeooo:rsid="00825da3" style:font-weight-asian="normal" style:font-weight-complex="normal"/>
    </style:style>
    <style:style style:name="T18" style:family="text">
      <style:text-properties fo:font-weight="normal" officeooo:rsid="0082e708" style:font-weight-asian="normal" style:font-weight-complex="normal"/>
    </style:style>
    <style:style style:name="T19" style:family="text">
      <style:text-properties officeooo:rsid="0011e3b2"/>
    </style:style>
    <style:style style:name="T20" style:family="text">
      <style:text-properties officeooo:rsid="0017a4ec"/>
    </style:style>
    <style:style style:name="T21" style:family="text">
      <style:text-properties officeooo:rsid="001c0c31"/>
    </style:style>
    <style:style style:name="T22" style:family="text">
      <style:text-properties officeooo:rsid="0021e577"/>
    </style:style>
    <style:style style:name="T23" style:family="text">
      <style:text-properties officeooo:rsid="0025d58d"/>
    </style:style>
    <style:style style:name="T24" style:family="text">
      <style:text-properties officeooo:rsid="001a19d0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cdc43" style:font-style-asian="normal" style:font-style-complex="normal"/>
    </style:style>
    <style:style style:name="T28" style:family="text">
      <style:text-properties fo:font-style="normal" officeooo:rsid="0039575f" style:font-style-asian="normal" style:font-style-complex="normal"/>
    </style:style>
    <style:style style:name="T29" style:family="text">
      <style:text-properties fo:font-style="normal" officeooo:rsid="0051b292" style:font-style-asian="normal" style:font-style-complex="normal"/>
    </style:style>
    <style:style style:name="T30" style:family="text">
      <style:text-properties fo:font-style="normal" officeooo:rsid="00539e70" style:font-style-asian="normal" style:font-style-complex="normal"/>
    </style:style>
    <style:style style:name="T31" style:family="text">
      <style:text-properties fo:font-style="normal" officeooo:rsid="007208b0" style:font-style-asian="normal" style:font-style-complex="normal"/>
    </style:style>
    <style:style style:name="T32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34" style:family="text">
      <style:text-properties fo:font-weight="bold" officeooo:rsid="00340fc6" style:font-weight-asian="bold" style:font-weight-complex="bold"/>
    </style:style>
    <style:style style:name="T35" style:family="text">
      <style:text-properties officeooo:rsid="0039575f"/>
    </style:style>
    <style:style style:name="T36" style:family="text">
      <style:text-properties officeooo:rsid="004068f2"/>
    </style:style>
    <style:style style:name="T37" style:family="text">
      <style:text-properties officeooo:rsid="004341bf"/>
    </style:style>
    <style:style style:name="T38" style:family="text">
      <style:text-properties officeooo:rsid="0066efee"/>
    </style:style>
    <style:style style:name="T39" style:family="text">
      <style:text-properties officeooo:rsid="0067f8ae"/>
    </style:style>
    <style:style style:name="T40" style:family="text">
      <style:text-properties officeooo:rsid="006a753d"/>
    </style:style>
    <style:style style:name="T41" style:family="text">
      <style:text-properties officeooo:rsid="0070871d"/>
    </style:style>
    <style:style style:name="T42" style:family="text">
      <style:text-properties officeooo:rsid="007487ed"/>
    </style:style>
    <style:style style:name="T43" style:family="text">
      <style:text-properties officeooo:rsid="007645e3"/>
    </style:style>
    <style:style style:name="T44" style:family="text">
      <style:text-properties officeooo:rsid="00771fbb"/>
    </style:style>
    <style:style style:name="T45" style:family="text">
      <style:text-properties officeooo:rsid="0079e2b3"/>
    </style:style>
    <style:style style:name="T46" style:family="text">
      <style:text-properties officeooo:rsid="007ed1bc"/>
    </style:style>
    <style:style style:name="T47" style:family="text">
      <style:text-properties officeooo:rsid="008041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21">h<text:tab/>No Serial<text:tab/><text:tab/>No Basic</text:span></text:p>
      <text:p text:style-name="P8"><text:tab/>One_wire_header.<text:span text:style-name="T21">h<text:tab/><text:tab/>No Serial<text:tab/><text:tab/>No Basic</text:span></text:p>
      <text:p text:style-name="P8"><text:tab/>One_wire_transactions_1<text:tab/><text:span text:style-name="T21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21">c<text:tab/><text:tab/>Serial: No<text:tab/><text:tab/>Basic: Yes</text:span></text:p>
      <text:p text:style-name="P9"><text:tab/>Basic_Rx_Tx_Extra.<text:span text:style-name="T21">c<text:tab/><text:tab/>Serial: No<text:tab/><text:tab/>Basic: Yes</text:span></text:p>
      <text:p text:style-name="P11"><text:tab/>KBD_to_display.<text:span text:style-name="T21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21">c <text:tab/>used on<text:tab/><text:tab/>Proj zero to 8<text:tab/><text:tab/>NO</text:span></text:p>
      <text:p text:style-name="P4">Change name to <text:span text:style-name="T24">KBD_to_display_</text:span>legacy.c</text:p>
      <text:p text:style-name="P2"/>
      <text:p text:style-name="P9">IO_data_entry.<text:span text:style-name="T21">c<text:tab/><text:tab/><text:tab/><text:tab/>Serial: No<text:tab/><text:tab/>Basic: No</text:span></text:p>
      <text:p text:style-name="P9">Random_and_prime_nos.<text:span text:style-name="T21">c<text:tab/><text:tab/><text:tab/>Serial: No<text:tab/><text:tab/>Basic: No<text:tab/></text:span></text:p>
      <text:p text:style-name="P10">Stand_alone_clock_subroutines.<text:span text:style-name="T21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22">4, 5, 6, 7, </text:span><text:s/>all use Basic comms</text:p>
      <text:p text:style-name="P14">Project <text:span text:style-name="T23">8 uses Arduino comms</text:span></text:p>
      <text:p text:style-name="P2"/>
      <text:p text:style-name="P1">pcb_111000_projects_for_CP2102 <text:span text:style-name="T5">test results</text:span></text:p>
      <text:p text:style-name="P1"/>
      <text:p text:style-name="P1"><text:tab/>9_Real_numbers<text:tab/><text:tab/><text:tab/><text:tab/><text:span text:style-name="T47">Hex<text:tab/><text:tab/>Tested</text:span></text:p>
      <text:p text:style-name="P1"><text:span text:style-name="T6"><text:tab/><text:tab/>A_FPN_from_KBD<text:tab/><text:tab/><text:tab/></text:span><text:span text:style-name="T15">OK<text:tab/><text:tab/>OK</text:span></text:p>
      <text:p text:style-name="P1"><text:span text:style-name="T6"><text:tab/><text:tab/>B_FPN_to_String<text:tab/><text:tab/><text:tab/></text:span><text:span text:style-name="T16">OK<text:tab/><text:tab/>OK</text:span></text:p>
      <text:p text:style-name="P1"><text:span text:style-name="T6"><text:tab/><text:tab/>C_FPN_Rounding<text:tab/><text:tab/><text:tab/></text:span><text:span text:style-name="T17">OK<text:tab/><text:tab/>OK</text:span></text:p>
      <text:p text:style-name="P39"><text:span text:style-name="T6"><text:tab/><text:tab/>D_FPN_Multiplication<text:tab/><text:tab/></text:span><text:span text:style-name="T18">OK<text:tab/><text:tab/>OK</text:span></text:p>
      <text:p text:style-name="P39"><text:span text:style-name="T18"><text:tab/><text:tab/>E_FPN_Multiplication<text:tab/><text:tab/>OK<text:tab/><text:tab/>OK</text:span><text:span text:style-name="T6"><text:tab/><text:tab/></text:span></text:p>
      <text:p text:style-name="P1"><text:tab/></text:p>
      <text:p text:style-name="P1"/>
      <text:p text:style-name="Standard"/>
      <text:p text:style-name="Standard"><text:tab/><text:span text:style-name="T25">8_Input_from_switches</text:span></text:p>
      <text:p text:style-name="P20"><text:tab/><text:tab/><text:tab/><text:tab/><text:tab/><text:tab/><text:tab/><text:span text:style-name="T34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6">7_Timers<text:tab/><text:tab/><text:tab/><text:tab/><text:tab/></text:span><text:span text:style-name="T27">HEX</text:span></text:p>
      <text:p text:style-name="P28"><text:tab/><text:tab/>1_String_only_clock<text:tab/><text:tab/><text:tab/><text:span text:style-name="T35">updated<text:tab/><text:tab/>OK</text:span></text:p>
      <text:p text:style-name="P29"><text:tab/><text:tab/>2_calculator_based_clock<text:tab/><text:tab/><text:span text:style-name="T35">updated<text:tab/><text:tab/>OK</text:span><text:tab/></text:p>
      <text:p text:style-name="P29"><text:tab/><text:tab/>3_min_OS_clock<text:tab/><text:tab/><text:tab/><text:span text:style-name="T35">updated</text:span><text:tab/><text:tab/><text:span text:style-name="T46">OK?</text:span></text:p>
      <text:p text:style-name="P29"><text:soft-page-break/><text:tab/><text:tab/>4_stand_alone_clock<text:tab/><text:tab/><text:tab/><text:span text:style-name="T35">updated</text:span><text:tab/><text:tab/><text:span text:style-name="T46">OK?</text:span></text:p>
      <text:p text:style-name="P29"><text:tab/><text:tab/>5_stopwatch<text:tab/><text:tab/><text:tab/><text:tab/><text:span text:style-name="T35">updated</text:span><text:tab/></text:p>
      <text:p text:style-name="P27"/>
      <text:p text:style-name="P24"><text:tab/><text:span text:style-name="T26">6_Prime_numbers</text:span></text:p>
      <text:p text:style-name="P30"><text:tab/><text:tab/>A_Prime_numbers<text:tab/><text:tab/><text:tab/><text:span text:style-name="T35">updated</text:span><text:tab/><text:span text:style-name="T45">OK</text:span><text:tab/></text:p>
      <text:p text:style-name="P30"><text:tab/><text:tab/>B_Prime_factors<text:tab/><text:tab/><text:tab/><text:span text:style-name="T35">updated<text:tab/>OK</text:span><text:tab/><text:tab/><text:tab/></text:p>
      <text:p text:style-name="P30"><text:tab/><text:tab/>C_Prime_Num_array<text:tab/><text:tab/><text:tab/><text:span text:style-name="T35">updated<text:tab/>OK</text:span><text:tab/><text:tab/></text:p>
      <text:p text:style-name="P30"><text:tab/><text:tab/>D_Prime_Factors_fast<text:tab/><text:tab/><text:span text:style-name="T35">updated<text:tab/>OK</text:span><text:tab/><text:tab/><text:tab/></text:p>
      <text:p text:style-name="P30"><text:tab/><text:tab/>E_Prime_numbers_extra<text:tab/><text:tab/><text:span text:style-name="T35">updated<text:tab/>OK</text:span><text:tab/></text:p>
      <text:p text:style-name="P23"><text:span text:style-name="T6"><text:tab/></text:span><text:span text:style-name="T26">5_Interrupts_CP2102</text:span></text:p>
      <text:p text:style-name="P28"><text:tab/><text:tab/>1_Interrupt_basic</text:p>
      <text:p text:style-name="P31"><text:tab/><text:tab/><text:tab/><text:span text:style-name="T19">Ex_1<text:tab/><text:tab/><text:tab/><text:tab/>updated<text:tab/><text:tab/>OK<text:tab/><text:tab/><text:tab/><text:tab/></text:span></text:p>
      <text:p text:style-name="P31"><text:tab/><text:tab/><text:tab/><text:span text:style-name="T19">Ex_2<text:tab/><text:tab/><text:tab/><text:tab/>updated<text:tab/><text:tab/>OK<text:tab/><text:tab/><text:tab/></text:span></text:p>
      <text:p text:style-name="P31"><text:tab/><text:tab/><text:tab/><text:span text:style-name="T19">Ex_3<text:tab/><text:tab/><text:tab/><text:tab/>updated<text:tab/><text:tab/>OK<text:tab/><text:tab/><text:tab/></text:span></text:p>
      <text:p text:style-name="P31"><text:tab/><text:tab/><text:tab/><text:span text:style-name="T19">Ex_4<text:tab/><text:tab/><text:tab/><text:tab/>updated<text:tab/><text:tab/>OK<text:tab/><text:tab/><text:tab/></text:span></text:p>
      <text:p text:style-name="P31"><text:tab/><text:tab/><text:tab/><text:span text:style-name="T19">Ex_5<text:tab/><text:tab/><text:tab/><text:tab/>updated<text:tab/><text:tab/>OK<text:tab/><text:tab/><text:tab/></text:span></text:p>
      <text:p text:style-name="P31"><text:tab/><text:tab/><text:tab/><text:span text:style-name="T19">Ex_6<text:tab/><text:tab/><text:tab/><text:tab/>updated<text:tab/><text:tab/>OK<text:tab/><text:tab/><text:tab/></text:span></text:p>
      <text:p text:style-name="P31"><text:tab/><text:tab/>2_Pin_Change_Interrupt<text:tab/><text:tab/><text:span text:style-name="T35">updated</text:span><text:tab/><text:tab/><text:span text:style-name="T41">OK</text:span><text:tab/><text:tab/></text:p>
      <text:p text:style-name="P31"><text:tab/><text:tab/>3_reaction_time_tester<text:tab/><text:tab/><text:span text:style-name="T35">updated</text:span><text:tab/><text:tab/><text:span text:style-name="T41">OK</text:span><text:tab/><text:tab/></text:p>
      <text:p text:style-name="P31"><text:tab/><text:tab/>4_Rx_interrupts<text:tab/><text:tab/><text:tab/><text:span text:style-name="T35">updated<text:tab/><text:tab/>OK</text:span><text:tab/><text:tab/><text:tab/></text:p>
      <text:p text:style-name="P31"><text:tab/><text:tab/>5_File_download_with_interrupt<text:tab/><text:span text:style-name="T35">updated<text:tab/><text:tab/>OK</text:span><text:tab/><text:tab/></text:p>
      <text:p text:style-name="P26"><text:span text:style-name="T26"><text:tab/><text:tab/>6_Roots_with_interrupt<text:tab/><text:tab/></text:span><text:span text:style-name="T28">updated</text:span><text:tab/><text:tab/><text:span text:style-name="T31">OK</text:span></text:p>
      <text:p text:style-name="P25"/>
      <text:p text:style-name="P25"/>
      <text:p text:style-name="P35"><text:tab/>4_Display_Driver_Basic_CP2102</text:p>
      <text:p text:style-name="P28"><text:tab/><text:tab/>1_Segment_driver<text:tab/><text:tab/><text:tab/><text:span text:style-name="T36">No Change<text:tab/><text:tab/>OK</text:span><text:tab/><text:tab/></text:p>
      <text:p text:style-name="P32"><text:tab/><text:tab/><text:span text:style-name="T20">2</text:span>_Segment_driver<text:tab/><text:tab/><text:tab/><text:span text:style-name="T36">No Change</text:span><text:tab/><text:tab/><text:span text:style-name="T38">OK</text:span><text:tab/></text:p>
      <text:p text:style-name="P32"><text:tab/><text:tab/>3_Numerical_entry<text:tab/><text:tab/><text:tab/><text:span text:style-name="T36">No Change</text:span><text:tab/><text:tab/><text:span text:style-name="T38">OK</text:span><text:tab/></text:p>
      <text:p text:style-name="P32"><text:tab/><text:tab/>4_Num_from_KBD<text:tab/><text:tab/><text:tab/><text:span text:style-name="T36">No Change</text:span><text:tab/><text:tab/><text:span text:style-name="T39">OK</text:span><text:tab/></text:p>
      <text:p text:style-name="P32"><text:tab/><text:tab/>5_Moving_display<text:tab/><text:tab/><text:tab/><text:span text:style-name="T36">No Change</text:span><text:tab/><text:tab/><text:span text:style-name="T40">OK</text:span></text:p>
      <text:p text:style-name="P32"><text:tab/><text:tab/>6_Random_num_display<text:tab/><text:tab/><text:span text:style-name="T36">No Change<text:tab/><text:tab/>OK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7">Example 1-5<text:tab/><text:tab/>No Change<text:tab/><text:tab/>OK</text:span></text:p>
      <text:p text:style-name="P17"><text:tab/>3_String_to_Bin<text:tab/><text:span text:style-name="T37">Example 1-3<text:tab/><text:tab/>No Change<text:tab/><text:tab/>OK</text:span><text:tab/></text:p>
      <text:p text:style-name="P18"><text:tab/>4_Char_numbers<text:tab/><text:tab/><text:tab/><text:tab/> <text:span text:style-name="T37">No Change<text:tab/><text:tab/>OK</text:span></text:p>
      <text:p text:style-name="P18"><text:tab/>5_Hex_numbers<text:tab/><text:tab/><text:tab/><text:tab/> <text:span text:style-name="T37">No Change<text:tab/><text:tab/>OK</text:span></text:p>
      <text:p text:style-name="P18"><text:tab/>6_Simple_division<text:tab/><text:tab/><text:tab/><text:tab/> <text:span text:style-name="T37">No Change<text:tab/><text:tab/>OK</text:span></text:p>
      <text:p text:style-name="P18"><text:tab/>7_Screen_saver<text:tab/><text:tab/><text:tab/><text:tab/> <text:span text:style-name="T37">No Change<text:tab/><text:tab/>OK</text:span></text:p>
      <text:p text:style-name="P16"><text:tab/>8_Integer_numbers<text:tab/><text:tab/><text:tab/><text:tab/> <text:span text:style-name="T37">No Change<text:tab/><text:tab/>OK</text:span></text:p>
      <text:p text:style-name="P6"><text:tab/><text:tab/></text:p>
      <text:p text:style-name="P15"><text:tab/></text:p>
      <text:p text:style-name="P36">2_binary_and_bit_operations</text:p>
      <text:p text:style-name="P7"><text:tab/><text:span text:style-name="T6">0_Bitwise_logic<text:tab/><text:tab/><text:tab/><text:tab/> </text:span><text:span text:style-name="T32">updated<text:tab/><text:tab/></text:span><text:span text:style-name="T33">OK</text:span></text:p>
      <text:p text:style-name="P19"><text:tab/>1_ones_processor<text:tab/><text:tab/><text:tab/><text:tab/> <text:span text:style-name="T28">updated<text:tab/><text:tab/></text:span><text:span text:style-name="T29">OK</text:span></text:p>
      <text:p text:style-name="P19"><text:tab/>2_Shift_bits<text:tab/><text:tab/><text:tab/><text:tab/><text:tab/> <text:span text:style-name="T28">updated<text:tab/><text:tab/></text:span><text:span text:style-name="T30">OK</text:span></text:p>
      <text:p text:style-name="P33"><text:tab/>3_Char_to_binary<text:tab/><text:tab/><text:tab/><text:tab/> <text:span text:style-name="T35">updated<text:tab/><text:tab/>OK</text:span></text:p>
      <text:p text:style-name="P33"><text:tab/>4_SW_adder<text:tab/><text:tab/><text:span text:style-name="T42"><text:tab/><text:tab/><text:tab/>Compiled<text:tab/><text:tab/>OK</text:span></text:p>
      <text:p text:style-name="P33"><text:soft-page-break/><text:tab/><text:span text:style-name="T43">5_SW_multiplication<text:tab/><text:tab/><text:tab/><text:tab/>Compiled<text:tab/><text:tab/>OK</text:span></text:p>
      <text:p text:style-name="P34"><text:tab/><text:span text:style-name="T44">6_SW_division<text:tab/><text:tab/><text:tab/><text:tab/>Compiled<text:tab/><text:tab/>OK</text:span></text:p>
      <text:p text:style-name="P33"/>
      <text:p text:style-name="P37">1_first_project_CP2102</text:p>
      <text:p text:style-name="P37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7">0_project_zero<text:span text:style-name="T6"><text:tab/><text:tab/><text:tab/><text:tab/><text:tab/></text:span></text:p>
      <text:p text:style-name="P37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14T18:45:20.409000000</dc:date>
    <meta:editing-duration>P2DT14H18M42S</meta:editing-duration>
    <meta:editing-cycles>77</meta:editing-cycles>
    <meta:document-statistic meta:table-count="0" meta:image-count="0" meta:object-count="0" meta:page-count="3" meta:paragraph-count="90" meta:word-count="301" meta:character-count="2815" meta:non-whitespace-character-count="2222"/>
  </office:meta>
</office:document-meta>
</file>